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start="" draw:marker-start-width="0.3cm" draw:marker-end="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2.54cm" svg:x="2.268cm" svg:y="2.268cm">
          <text:p text:style-name="P1"><text:span text:style-name="T1">Platypus Client / Web-brow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2cm" svg:height="2.628cm" svg:x="2.268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51cm" svg:height="1.905cm" svg:x="4.046cm" svg:y="11.629cm"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" draw:text-style-name="P2" draw:layer="layout" svg:x1="4.81cm" svg:y1="9.86cm" svg:x2="4.81cm" svg:y2="11.16cm">
          <text:p/>
        </draw:line>
        <draw:custom-shape draw:style-name="gr2" draw:text-style-name="P2" draw:layer="layout" svg:width="6.325cm" svg:height="3.81cm" svg:x="1.66cm" svg:y="6.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0.854cm" svg:x="2.27cm" svg:y="6.75cm">
          <text:p text:style-name="P1"><text:span text:style-name="T1">Platypus Servle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0.854cm" svg:x="2.27cm" svg:y="7.612cm">
          <text:p text:style-name="P1"><text:span text:style-name="T1">Platypus Server Core</text:span></text:p>
          <draw:enhanced-geometry svg:viewBox="0 0 21600 21600" draw:type="rectangle" draw:enhanced-path="M 0 0 L 21600 0 21600 21600 0 21600 0 0 Z N"/>
        </draw:custom-shape>
        <draw:frame draw:style-name="gr5" draw:layer="layout" svg:width="2.42cm" svg:height="0.645cm" svg:x="5.191cm" svg:y="9.001cm">
          <draw:text-box>
            <text:p text:style-name="P1"><text:span text:style-name="T1">J2EE server</text:span></text:p>
          </draw:text-box>
        </draw:frame>
        <draw:custom-shape draw:style-name="gr1" draw:text-style-name="P2" draw:layer="layout" svg:width="5.08cm" svg:height="2.54cm" svg:x="2.167cm" svg:y="2.167cm">
          <text:p text:style-name="P1"><text:span text:style-name="T1">Platypus Client / Web-browser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81cm" svg:y1="4.556cm" svg:x2="4.81cm" svg:y2="6.08cm">
          <text:p/>
        </draw:line>
        <draw:custom-shape draw:style-name="gr1" draw:text-style-name="P2" draw:layer="layout" svg:width="5.08cm" svg:height="2.54cm" svg:x="2.066cm" svg:y="2.066cm">
          <text:p text:style-name="P1"><text:span text:style-name="T1">Platypus Client / Web-browser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514cm" svg:height="0.683cm" svg:x="4.918cm" svg:y="10.219cm">
          <draw:text-box>
            <text:p text:style-name="P3"><text:span text:style-name="T2">JDBC</text:span></text:p>
          </draw:text-box>
        </draw:frame>
        <draw:frame draw:style-name="gr5" draw:text-style-name="P3" draw:layer="layout" svg:width="2.894cm" svg:height="0.683cm" svg:x="4.918cm" svg:y="5.119cm">
          <draw:text-box>
            <text:p text:style-name="P3"><text:span text:style-name="T2">HTTP/HTTP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v </meta:initial-creator>
    <meta:creation-date>2012-05-24T08:28:03</meta:creation-date>
    <dc:date>2012-10-25T11:39:26</dc:date>
    <dc:creator>vv </dc:creator>
    <meta:editing-duration>PT1H33M49S</meta:editing-duration>
    <meta:editing-cycles>13</meta:editing-cycles>
    <meta:generator>LibreOffice/3.5$Linux_x86 LibreOffice_project/350m1$Build-2</meta:generator>
    <meta:document-statistic meta:object-count="13"/>
  </office:meta>
</office:document-meta>
</file>